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1a97ea" officeooo:paragraph-rsid="001a97ea" style:font-style-asian="normal" style:font-style-complex="normal"/>
    </style:style>
    <style:style style:name="P2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1e9d4b" officeooo:paragraph-rsid="001e9d4b" style:font-style-asian="normal" style:font-style-complex="normal"/>
    </style:style>
    <style:style style:name="P3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27abb0" officeooo:paragraph-rsid="0027abb0" style:font-style-asian="normal" style:font-style-complex="normal"/>
    </style:style>
    <style:style style:name="P4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2f3f21" officeooo:paragraph-rsid="002f3f21" style:font-style-asian="normal" style:font-style-complex="normal"/>
    </style:style>
    <style:style style:name="P5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310326" officeooo:paragraph-rsid="00310326" style:font-style-asian="normal" style:font-style-complex="normal"/>
    </style:style>
    <style:style style:name="P6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384359" officeooo:paragraph-rsid="00384359" style:font-style-asian="normal" style:font-style-complex="normal"/>
    </style:style>
    <style:style style:name="P7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fo:font-weight="bold" officeooo:rsid="00384359" officeooo:paragraph-rsid="00384359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fo:font-weight="normal" officeooo:rsid="00310326" officeooo:paragraph-rsid="0031032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fo:font-weight="normal" officeooo:rsid="00310326" officeooo:paragraph-rsid="0038435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fo:font-weight="normal" officeooo:rsid="00384359" officeooo:paragraph-rsid="0038435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top="0in" fo:margin-bottom="0.0402in" style:contextual-spacing="false" fo:text-align="center" style:justify-single-word="false"/>
      <style:text-properties officeooo:rsid="00164ac6" officeooo:paragraph-rsid="002cfbb3"/>
    </style:style>
    <style:style style:name="P12" style:family="paragraph" style:parent-style-name="Standard">
      <style:paragraph-properties fo:margin-top="0in" fo:margin-bottom="0.0402in" style:contextual-spacing="false" fo:text-align="center" style:justify-single-word="false"/>
      <style:text-properties officeooo:rsid="00164ac6" officeooo:paragraph-rsid="00164ac6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</style:style>
    <style:style style:name="P15" style:family="paragraph" style:parent-style-name="Standard">
      <style:paragraph-properties fo:margin-top="0in" fo:margin-bottom="0.0402in" style:contextual-spacing="false" fo:text-align="center" style:justify-single-word="false"/>
      <style:text-properties fo:font-size="28pt" fo:font-weight="bold" officeooo:rsid="00164ac6" officeooo:paragraph-rsid="00164ac6" style:font-size-asian="28pt" style:font-weight-asian="bold" style:font-size-complex="28pt" style:font-weight-complex="bold"/>
    </style:style>
    <style:style style:name="P16" style:family="paragraph" style:parent-style-name="Standard">
      <style:paragraph-properties fo:margin-top="0in" fo:margin-bottom="0.0402in" style:contextual-spacing="false" fo:text-align="center" style:justify-single-word="false"/>
      <style:text-properties fo:font-weight="bold" officeooo:rsid="002cfbb3" officeooo:paragraph-rsid="002cfbb3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style="normal" fo:font-weight="bold" officeooo:rsid="00263d6b" officeooo:paragraph-rsid="00195a36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paragraph-properties fo:margin-top="0in" fo:margin-bottom="0.0402in" style:contextual-spacing="false" fo:text-align="center" style:justify-single-word="false"/>
      <style:text-properties officeooo:rsid="00195a36" officeooo:paragraph-rsid="002cfbb3"/>
    </style:style>
    <style:style style:name="P19" style:family="paragraph" style:parent-style-name="Standard">
      <style:paragraph-properties fo:text-align="center" style:justify-single-word="false"/>
      <style:text-properties fo:font-size="10pt" fo:font-style="italic" officeooo:rsid="00317a59" officeooo:paragraph-rsid="00317a59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463a33" officeooo:paragraph-rsid="001a97ea" style:font-style-asian="normal" style:font-style-complex="normal"/>
    </style:style>
    <style:style style:name="P21" style:family="paragraph" style:parent-style-name="Standard" style:list-style-name="L2">
      <style:paragraph-properties fo:margin-top="0in" fo:margin-bottom="0.0201in" style:contextual-spacing="false" fo:text-align="start" style:justify-single-word="false"/>
      <style:text-properties fo:font-style="normal" officeooo:rsid="00317a59" officeooo:paragraph-rsid="00317a59" style:font-style-asian="normal" style:font-style-complex="normal"/>
    </style:style>
    <style:style style:name="P22" style:family="paragraph" style:parent-style-name="Standard" style:list-style-name="L2">
      <style:paragraph-properties fo:margin-top="0in" fo:margin-bottom="0.0201in" style:contextual-spacing="false" fo:text-align="start" style:justify-single-word="false"/>
      <style:text-properties fo:font-style="normal" officeooo:rsid="003f8435" officeooo:paragraph-rsid="003f8435" style:font-style-asian="normal" style:font-style-complex="normal"/>
    </style:style>
    <style:style style:name="P23" style:family="paragraph" style:parent-style-name="Standard">
      <style:paragraph-properties fo:margin-top="0in" fo:margin-bottom="0.0201in" style:contextual-spacing="false" fo:text-align="start" style:justify-single-word="false"/>
      <style:text-properties fo:font-style="normal" officeooo:rsid="001a97ea" officeooo:paragraph-rsid="00463a33" style:font-style-asian="normal" style:font-style-complex="normal"/>
    </style:style>
    <style:style style:name="P24" style:family="paragraph" style:parent-style-name="Standard" style:list-style-name="L3">
      <style:paragraph-properties fo:margin-top="0in" fo:margin-bottom="0.0201in" style:contextual-spacing="false" fo:text-align="start" style:justify-single-word="false"/>
      <style:text-properties fo:font-style="normal" fo:font-weight="normal" officeooo:rsid="0037fc21" officeooo:paragraph-rsid="0037fc21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paragraph-properties fo:margin-top="0in" fo:margin-bottom="0.0201in" style:contextual-spacing="false" fo:text-align="start" style:justify-single-word="false"/>
      <style:text-properties fo:font-style="normal" fo:font-weight="normal" officeooo:rsid="003b6b7f" officeooo:paragraph-rsid="003b6b7f" style:font-style-asian="normal" style:font-weight-asian="normal" style:font-style-complex="normal" style:font-weight-complex="normal"/>
    </style:style>
    <style:style style:name="P26" style:family="paragraph" style:parent-style-name="Standard" style:list-style-name="L1">
      <style:paragraph-properties fo:margin-top="0in" fo:margin-bottom="0.0201in" style:contextual-spacing="false" fo:text-align="start" style:justify-single-word="false"/>
      <style:text-properties officeooo:paragraph-rsid="00310326"/>
    </style:style>
    <style:style style:name="P27" style:family="paragraph" style:parent-style-name="Standard">
      <style:paragraph-properties fo:margin-top="0in" fo:margin-bottom="0.0201in" style:contextual-spacing="false" fo:text-align="start" style:justify-single-word="false"/>
      <style:text-properties fo:font-size="14pt" fo:font-style="normal" fo:font-weight="bold" officeooo:rsid="0027abb0" officeooo:paragraph-rsid="0027abb0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paragraph-properties fo:margin-top="0in" fo:margin-bottom="0.0201in" style:contextual-spacing="false" fo:text-align="start" style:justify-single-word="false"/>
      <style:text-properties fo:font-size="14pt" fo:font-style="normal" fo:font-weight="bold" officeooo:rsid="0037fc21" officeooo:paragraph-rsid="0037fc21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178de6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228f"/>
    </style:style>
    <style:style style:name="T4" style:family="text">
      <style:text-properties officeooo:rsid="002cd73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fbb3" style:font-weight-asian="bold" style:font-weight-complex="bold"/>
    </style:style>
    <style:style style:name="T7" style:family="text">
      <style:text-properties fo:font-weight="bold" officeooo:rsid="00384359" style:font-weight-asian="bold" style:font-weight-complex="bold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463a33" style:font-size-asian="14pt" style:font-weight-asian="bold" style:font-size-complex="14pt" style:font-weight-complex="bold"/>
    </style:style>
    <style:style style:name="T10" style:family="text">
      <style:text-properties officeooo:rsid="002de043"/>
    </style:style>
    <style:style style:name="T11" style:family="text">
      <style:text-properties officeooo:rsid="003343f5"/>
    </style:style>
    <style:style style:name="T12" style:family="text">
      <style:text-properties officeooo:rsid="003808a7"/>
    </style:style>
    <style:style style:name="T13" style:family="text">
      <style:text-properties officeooo:rsid="0038435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officeooo:rsid="003a74ab"/>
    </style:style>
    <style:style style:name="T16" style:family="text">
      <style:text-properties officeooo:rsid="003cd22a"/>
    </style:style>
    <style:style style:name="T17" style:family="text">
      <style:text-properties fo:font-style="normal" fo:font-weight="normal" officeooo:rsid="0031032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6eb17" style:font-style-asian="normal" style:font-weight-asian="normal" style:font-style-complex="normal" style:font-weight-complex="normal"/>
    </style:style>
    <style:style style:name="T19" style:family="text">
      <style:text-properties officeooo:rsid="0043df0e"/>
    </style:style>
    <style:style style:name="T20" style:family="text">
      <style:text-properties officeooo:rsid="0043f139"/>
    </style:style>
    <style:style style:name="T21" style:family="text">
      <style:text-properties officeooo:rsid="004886d0"/>
    </style:style>
    <style:style style:name="T22" style:family="text">
      <style:text-properties officeooo:rsid="0049a2ca"/>
    </style:style>
    <style:style style:name="T23" style:family="text">
      <style:text-properties officeooo:rsid="004b71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Benjamin Rutledge</text:p>
      <text:p text:style-name="P16">Jackson, MI | USA</text:p>
      <text:p text:style-name="P11"><text:span text:style-name="T6">Email:</text:span><text:span text:style-name="T1"> </text:span><text:a xlink:type="simple" xlink:href="mailto:Brutledge311@gmail.com" text:style-name="Internet_20_link" text:visited-style-name="Visited_20_Internet_20_Link"><text:span text:style-name="T1">Brutledge311@gmail.com</text:span></text:a></text:p>
      <text:p text:style-name="P18"><text:span text:style-name="T5">Portfolio Website:</text:span> <text:a xlink:type="simple" xlink:href="https://benjaminrutledge.tech/" text:style-name="Internet_20_link" text:visited-style-name="Visited_20_Internet_20_Link"><text:span text:style-name="T2">https://benjaminrutledge.tech</text:span></text:a></text:p>
      <text:p text:style-name="P12"><text:span text:style-name="T6">Github:</text:span><text:span text:style-name="T3"> </text:span><text:a xlink:type="simple" xlink:href="https://github.com/HoneyPacket" text:style-name="Internet_20_link" text:visited-style-name="Visited_20_Internet_20_Link"><text:span text:style-name="T3">https://github.com/HoneyPacke</text:span><text:span text:style-name="T19">t</text:span></text:a></text:p>
      <text:p text:style-name="P19"><text:span text:style-name="T12">(</text:span>517<text:span text:style-name="T12">)</text:span> 962-1677</text:p>
      <text:p text:style-name="P17"/>
      <text:p text:style-name="P17"/>
      <text:p text:style-name="P1"/>
      <text:p text:style-name="P1"><text:tab/><text:span text:style-name="T9">Objective</text:span></text:p>
      <text:p text:style-name="P20">To <text:span text:style-name="T23">work</text:span> a<text:span text:style-name="T23">s a</text:span> web developer, <text:span text:style-name="T23">seeking a job that will help expand my coding knowledge and </text:span>to contribute to the design and implementation <text:span text:style-name="T23">of the companies projects. </text:span>Highly motivated to learn and utilize new skills, <text:span text:style-name="T23">and to strengthen my current skills by continuously learning best coding practices</text:span>.</text:p>
      <text:p text:style-name="P23"/>
      <text:p text:style-name="P13"><text:tab/><text:span text:style-name="T8">Skills</text:span></text:p>
      <text:p text:style-name="P14">HTML <text:span text:style-name="T11">| </text:span>CSS <text:span text:style-name="T11">| </text:span>JavaScript <text:span text:style-name="T11">| </text:span>Git <text:span text:style-name="T11">| </text:span>Photo<text:span text:style-name="T4">shop </text:span><text:span text:style-name="T11">| </text:span>Responsive Web Design <text:span text:style-name="T11">| </text:span>DOM Manipulation</text:p>
      <text:p text:style-name="P14"/>
      <text:p text:style-name="P2"/>
      <text:p text:style-name="P2"><text:tab/><text:span text:style-name="T8">Tools</text:span></text:p>
      <text:p text:style-name="P2">Visual Studio Code</text:p>
      <text:p text:style-name="P5">Linux</text:p>
      <text:p text:style-name="P4">Vim</text:p>
      <text:p text:style-name="P2">Photoshop <text:span text:style-name="T10">&amp; </text:span>GNU Image Manipulation Program</text:p>
      <text:p text:style-name="P2"/>
      <text:p text:style-name="P2"/>
      <text:p text:style-name="P3"><text:tab/><text:span text:style-name="T8">Personal projects</text:span></text:p>
      <text:p text:style-name="P27">Trading card maker</text:p>
      <text:list text:style-name="L1">
        <text:list-item>
          <text:p text:style-name="P26"><text:span text:style-name="T17">Add your own image, text, and change the color to craft your very own </text:span><text:span text:style-name="T18">trading </text:span><text:span text:style-name="T17">card.</text:span></text:p>
        </text:list-item>
      </text:list>
      <text:p text:style-name="P9"><text:span text:style-name="T7">Website:</text:span><text:span text:style-name="T13"> </text:span><text:a xlink:type="simple" xlink:href="https://honeypacket.github.io/Trading-Card-Maker/" text:style-name="Internet_20_link" text:visited-style-name="Visited_20_Internet_20_Link">https://honeypacket.github.io/Trading-Card-Maker/</text:a></text:p>
      <text:p text:style-name="P9"><text:span text:style-name="T7">Github:</text:span> <text:a xlink:type="simple" xlink:href="https://github.com/HoneyPacket/Trading-Card-Maker" text:style-name="Internet_20_link" text:visited-style-name="Visited_20_Internet_20_Link">https://github.com/HoneyPacket/Trading-Card-Maker</text:a></text:p>
      <text:p text:style-name="P8"/>
      <text:p text:style-name="P27">Theme changer</text:p>
      <text:list text:style-name="L2">
        <text:list-item>
          <text:p text:style-name="P21">Change the color theme of a website using a drop-down or pop-up menu</text:p>
        </text:list-item>
        <text:list-item>
          <text:p text:style-name="P22">Local storage so <text:span text:style-name="T20">the</text:span> selected theme stays after refreshing the page</text:p>
        </text:list-item>
      </text:list>
      <text:p text:style-name="P10"><text:span text:style-name="T5">Website:</text:span> <text:a xlink:type="simple" xlink:href="https://honeypacket.github.io/Themes/" text:style-name="Internet_20_link" text:visited-style-name="Visited_20_Internet_20_Link">https://honeypacket.github.io/Themes/</text:a></text:p>
      <text:p text:style-name="P10"><text:span text:style-name="T5">Github:</text:span> <text:a xlink:type="simple" xlink:href="https://github.com/HoneyPacket/Themes" text:style-name="Internet_20_link" text:visited-style-name="Visited_20_Internet_20_Link">https://github.com/HoneyPacket/Themes</text:a></text:p>
      <text:p text:style-name="P10"/>
      <text:p text:style-name="P28">Coffee shop project</text:p>
      <text:list text:style-name="L3">
        <text:list-item>
          <text:p text:style-name="P24"><text:span text:style-name="T15">Simple w</text:span>ebsite project <text:span text:style-name="T15">for</text:span> a coffee shop</text:p>
        </text:list-item>
        <text:list-item>
          <text:p text:style-name="P25"><text:span text:style-name="T22">Store</text:span> page with items and shopping cart with <text:span text:style-name="T21">updating</text:span> <text:span text:style-name="T16">live</text:span> price</text:p>
        </text:list-item>
      </text:list>
      <text:p text:style-name="P7">Website: <text:a xlink:type="simple" xlink:href="https://honeypacket.github.io/Coffee-shop-project/" text:style-name="Internet_20_link" text:visited-style-name="Visited_20_Internet_20_Link"><text:span text:style-name="T14">https://honeypacket.github.io/Coffee-shop-project/</text:span></text:a></text:p>
      <text:p text:style-name="P6"><text:span text:style-name="T5">Github:</text:span><text:span text:style-name="T14"> </text:span><text:a xlink:type="simple" xlink:href="https://github.com/HoneyPacket/Coffee-shop-project" text:style-name="Internet_20_link" text:visited-style-name="Visited_20_Internet_20_Link"><text:span text:style-name="T14">https://github.com/HoneyPacket/Coffee-shop-projec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7T12:17:34.298359809</meta:creation-date>
    <dc:date>2023-03-20T17:54:16.049497001</dc:date>
    <meta:editing-duration>P1DT14H6M36S</meta:editing-duration>
    <meta:editing-cycles>37</meta:editing-cycles>
    <meta:generator>LibreOffice/7.4.6.2$Linux_X86_64 LibreOffice_project/40$Build-2</meta:generator>
    <meta:document-statistic meta:table-count="0" meta:image-count="0" meta:object-count="0" meta:page-count="1" meta:paragraph-count="30" meta:word-count="178" meta:character-count="1351" meta:non-whitespace-character-count="1204"/>
  </office:meta>
</office:document-meta>
</file>